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E1000007900A570FDA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13.53cm" svg:y1="16.44cm" svg:x2="16.07cm" svg:y2="16.44cm">
          <text:p text:style-name="P1"/>
        </draw:line>
        <draw:frame draw:style-name="gr1" draw:text-style-name="P1" draw:layer="layout" svg:width="11.18cm" svg:height="15.273cm" svg:x="16.24cm" svg:y="2.905cm">
          <draw:image xlink:href="Pictures/10000000000006E1000007900A570FD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26:35.59</dc:date>
    <meta:editing-duration>PT00H59M17S</meta:editing-duration>
    <meta:editing-cycles>6</meta:editing-cycles>
    <meta:generator>OpenOffice.org/3.1$Win32 OpenOffice.org_project/310m19$Build-9420</meta:generator>
    <meta:document-statistic meta:object-count="5"/>
  </office:meta>
</office:document-meta>
</file>